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884cm"/>
    </style:style>
    <style:style style:name="co3" style:family="table-column">
      <style:table-column-properties fo:break-before="auto" style:column-width="2.302cm"/>
    </style:style>
    <style:style style:name="co4" style:family="table-column">
      <style:table-column-properties fo:break-before="auto" style:column-width="6.191cm"/>
    </style:style>
    <style:style style:name="co5" style:family="table-column">
      <style:table-column-properties fo:break-before="auto" style:column-width="8.123cm"/>
    </style:style>
    <style:style style:name="co6" style:family="table-column">
      <style:table-column-properties fo:break-before="auto" style:column-width="6.773cm"/>
    </style:style>
    <style:style style:name="co7" style:family="table-column">
      <style:table-column-properties fo:break-before="auto" style:column-width="7.038cm"/>
    </style:style>
    <style:style style:name="co8" style:family="table-column">
      <style:table-column-properties fo:break-before="auto" style:column-width="8.229cm"/>
    </style:style>
    <style:style style:name="co9" style:family="table-column">
      <style:table-column-properties fo:break-before="auto" style:column-width="9.208cm"/>
    </style:style>
    <style:style style:name="co10" style:family="table-column">
      <style:table-column-properties fo:break-before="auto" style:column-width="8.916cm"/>
    </style:style>
    <style:style style:name="co11" style:family="table-column">
      <style:table-column-properties fo:break-before="auto" style:column-width="2.619cm"/>
    </style:style>
    <style:style style:name="co12" style:family="table-column">
      <style:table-column-properties fo:break-before="auto" style:column-width="8.758cm"/>
    </style:style>
    <style:style style:name="co13" style:family="table-column">
      <style:table-column-properties fo:break-before="auto" style:column-width="5.847cm"/>
    </style:style>
    <style:style style:name="co14" style:family="table-column">
      <style:table-column-properties fo:break-before="auto" style:column-width="22.49cm"/>
    </style:style>
    <style:style style:name="co15" style:family="table-column">
      <style:table-column-properties fo:break-before="auto" style:column-width="25.982cm"/>
    </style:style>
    <style:style style:name="co16" style:family="table-column">
      <style:table-column-properties fo:break-before="auto" style:column-width="28.522cm"/>
    </style:style>
    <style:style style:name="co17" style:family="table-column">
      <style:table-column-properties fo:break-before="auto" style:column-width="15.743cm"/>
    </style:style>
    <style:style style:name="co18" style:family="table-column">
      <style:table-column-properties fo:break-before="auto" style:column-width="20.029cm"/>
    </style:style>
    <style:style style:name="co19" style:family="table-column">
      <style:table-column-properties fo:break-before="auto" style:column-width="7.303cm"/>
    </style:style>
    <style:style style:name="co20" style:family="table-column">
      <style:table-column-properties fo:break-before="auto" style:column-width="7.144cm"/>
    </style:style>
    <style:style style:name="co21" style:family="table-column">
      <style:table-column-properties fo:break-before="auto" style:column-width="8.361cm"/>
    </style:style>
    <style:style style:name="co22" style:family="table-column">
      <style:table-column-properties fo:break-before="auto" style:column-width="10.478cm"/>
    </style:style>
    <style:style style:name="co23" style:family="table-column">
      <style:table-column-properties fo:break-before="auto" style:column-width="17.886cm"/>
    </style:style>
    <style:style style:name="co24" style:family="table-column">
      <style:table-column-properties fo:break-before="auto" style:column-width="15.954cm"/>
    </style:style>
    <style:style style:name="co25" style:family="table-column">
      <style:table-column-properties fo:break-before="auto" style:column-width="12.991cm"/>
    </style:style>
    <style:style style:name="co26" style:family="table-column">
      <style:table-column-properties fo:break-before="auto" style:column-width="3.678cm"/>
    </style:style>
    <style:style style:name="co27" style:family="table-column">
      <style:table-column-properties fo:break-before="auto" style:column-width="54.107cm"/>
    </style:style>
    <style:style style:name="co28" style:family="table-column">
      <style:table-column-properties fo:break-before="auto" style:column-width="2.566cm"/>
    </style:style>
    <style:style style:name="co29" style:family="table-column">
      <style:table-column-properties fo:break-before="auto" style:column-width="2.778cm"/>
    </style:style>
    <style:style style:name="co30" style:family="table-column">
      <style:table-column-properties fo:break-before="auto" style:column-width="1.984cm"/>
    </style:style>
    <style:style style:name="co31" style:family="table-column">
      <style:table-column-properties fo:break-before="auto" style:column-width="5.054cm"/>
    </style:style>
    <style:style style:name="co32" style:family="table-column">
      <style:table-column-properties fo:break-before="auto" style:column-width="1.323cm"/>
    </style:style>
    <style:style style:name="co33" style:family="table-column">
      <style:table-column-properties fo:break-before="auto" style:column-width="1.905cm"/>
    </style:style>
    <style:style style:name="ro1" style:family="table-row">
      <style:table-row-properties style:row-height="0.474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100">
      <style:text-properties fo:font-weight="bold" style:font-weight-asian="bold" style:font-weight-complex="bold"/>
    </style:style>
    <style:style style:name="ce4" style:family="table-cell" style:parent-style-name="Default" style:data-style-name="N100"/>
  </office:automatic-styles>
  <office:body>
    <office:spreadsheet>
      <table:calculation-settings table:case-sensitive="false" table:search-criteria-must-apply-to-whole-cell="false"/>
      <table:table table:name="Foglio1" table:style-name="ta1">
        <table:table-column table:style-name="co1" table:visibility="collapse" table:default-cell-style-name="ce2"/>
        <table:table-column table:style-name="co2" table:visibility="collapse" table:default-cell-style-name="ce2"/>
        <table:table-column table:style-name="co3" table:visibility="collapse" table:default-cell-style-name="ce2"/>
        <table:table-column table:style-name="co4" table:visibility="collapse" table:default-cell-style-name="ce2"/>
        <table:table-column table:style-name="co5" table:visibility="collapse" table:default-cell-style-name="ce2"/>
        <table:table-column table:style-name="co6" table:visibility="collapse"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4"/>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number-columns-repeated="3" table:default-cell-style-name="ce2"/>
        <table:table-column table:style-name="co28" table:default-cell-style-name="ce2"/>
        <table:table-column table:style-name="co29" table:default-cell-style-name="ce2"/>
        <table:table-column table:style-name="co30" table:number-columns-repeated="2" table:default-cell-style-name="ce2"/>
        <table:table-column table:style-name="co31" table:default-cell-style-name="ce2"/>
        <table:table-column table:style-name="co32" table:default-cell-style-name="ce2"/>
        <table:table-column table:style-name="co33" table:number-columns-repeated="989" table:default-cell-style-name="ce2"/>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3"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cell table:number-columns-repeated="989"/>
        </table:table-row>
        <table:table-row table:style-name="ro1">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45</text:p>
          </table:table-cell>
          <table:table-cell table:number-columns-repeated="2" office:value-type="string">
            <text:p>25 - 45</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text:p>
          </table:table-cell>
          <table:table-cell office:value-type="string">
            <text:p>Indische Spezialitäten</text:p>
          </table:table-cell>
          <table:table-cell office:value-type="string">
            <text:p>Indian specialities</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15 - 20</text:p>
          </table:table-cell>
          <table:table-cell table:number-columns-repeated="2" office:value-type="string">
            <text:p>15 - 20</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12 (bibite escluse)</text:p>
          </table:table-cell>
          <table:table-cell office:value-type="string">
            <text:p>12 (außer Getränke)</text:p>
          </table:table-cell>
          <table:table-cell office:value-type="string">
            <text:p>12 (drinks not included)</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style-name="ce2" office:value-type="string">
            <text:p>15 - 25</text:p>
          </table:table-cell>
          <table:table-cell table:number-columns-repeated="2"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style-name="ce2" office:value-type="float" office:value="24">
            <text:p>24</text:p>
          </table:table-cell>
          <table:table-cell table:number-columns-repeated="2" office:value-type="float" office:value="24">
            <text:p>24</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table:style-name="ce2"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style-name="ce2" office:value-type="float" office:value="15">
            <text:p>15</text:p>
          </table:table-cell>
          <table:table-cell table:number-columns-repeated="2" office:value-type="float" office:value="15">
            <text:p>15</text:p>
          </table:table-cell>
          <table:table-cell office:value-type="string">
            <text:p>Piattaforma elevatrice; Ingresso con gradini; Servizi igienici dedicati;</text:p>
          </table:table-cell>
          <table:table-cell office:value-type="string">
            <text:p>Hebefläche; Eingang mit Stufen; behindertengerechte Toiletten;</text:p>
          </table:table-cell>
          <table:table-cell office:value-type="string">
            <text:p>Platform lift; entrance with steps; disabled toilets;</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30</text:p>
          </table:table-cell>
          <table:table-cell table:number-columns-repeated="2" office:value-type="string">
            <text:p>20 - 30</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5">
            <text:p>5</text:p>
          </table:table-cell>
          <table:table-cell table:number-columns-repeated="2" office:value-type="float" office:value="5">
            <text:p>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23/05/2014 12:00 AM +0100</text:p>
          </table:table-cell>
          <table:table-cell office:value-type="float" office:value="0">
            <text:p>0</text:p>
          </table:table-cell>
          <table:table-cell table:number-columns-repeated="989"/>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office:value-type="string">
            <text:p>23 - 30</text:p>
          </table:table-cell>
          <table:table-cell table:number-columns-repeated="2" table:style-name="ce4" office:value-type="string">
            <text:p>23 -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style-name="ce2" office:value-type="string">
            <text:p>30 - 35</text:p>
          </table:table-cell>
          <table:table-cell table:number-columns-repeated="2" office:value-type="string">
            <text:p>30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style-name="ce2" office:value-type="string">
            <text:p>25 - 35</text:p>
          </table:table-cell>
          <table:table-cell table:number-columns-repeated="2" office:value-type="string">
            <text:p>25 - 35</text:p>
          </table:table-cell>
          <table:table-cell office:value-type="string">
            <text:p>Parcheggio; Rampa di accesso; Ascensore;</text:p>
          </table:table-cell>
          <table:table-cell office:value-type="string">
            <text:p>Parkplatz, Zufahrtsrampe; Aufzug</text:p>
          </table:table-cell>
          <table:table-cell office:value-type="string">
            <text:p>Car park; access ramp; lift;</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style-name="ce2" office:value-type="string">
            <text:p>13 - 15</text:p>
          </table:table-cell>
          <table:table-cell table:number-columns-repeated="2" office:value-type="string">
            <text:p>13 - 1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china_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table:style-name="ce2" office:value-type="string">
            <text:p>20 - 25 bevande incluse</text:p>
          </table:table-cell>
          <table:table-cell office:value-type="string">
            <text:p>20 - 25 Getränke inbegriffen</text:p>
          </table:table-cell>
          <table:table-cell office:value-type="string">
            <text:p>20 – 25 drinks not included</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style-name="ce2" office:value-type="float" office:value="9">
            <text:p>9</text:p>
          </table:table-cell>
          <table:table-cell table:number-columns-repeated="2" office:value-type="float" office:value="9">
            <text:p>9</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table:style-name="ce2"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8">
            <text:p>28</text:p>
          </table:table-cell>
          <table:table-cell table:number-columns-repeated="2" office:value-type="float" office:value="28">
            <text:p>28</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iattaforma elevatrice; Servizi igienici dedicati;</text:p>
          </table:table-cell>
          <table:table-cell office:value-type="string">
            <text:p>Hebefläche; behindertengerechte Toiletten;</text:p>
          </table:table-cell>
          <table:table-cell office:value-type="string">
            <text:p>Platform lift; disabled toilets;</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Piattaforma elevatrice; Ascensore; Servizi igienici dedicati;</text:p>
          </table:table-cell>
          <table:table-cell office:value-type="string">
            <text:p>Parkplatz; Zufahrtsrampe; Hebefläche, Aufzug, behindertengerechte Toiletten;</text:p>
          </table:table-cell>
          <table:table-cell office:value-type="string">
            <text:p>Car park; access ramp; platform lift; lift; disabled toilets;</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table:number-columns-repeated="2" office:value-type="string">
            <text:p>Restaurant; Pizzeria; Osteria</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30 - 40</text:p>
          </table:table-cell>
          <table:table-cell table:number-columns-repeated="2" office:value-type="string">
            <text:p>30 - 4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L GUSTO DELLA COOPERAZIONE</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office:value-type="string">
            <text:p>30 - 40</text:p>
          </table:table-cell>
          <table:table-cell table:number-columns-repeated="2" table:style-name="ce4" office:value-type="string">
            <text:p>3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8 - 13</text:p>
          </table:table-cell>
          <table:table-cell table:number-columns-repeated="2" table:style-name="ce4" office:value-type="string">
            <text:p>8 - 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25">
            <text:p>25</text:p>
          </table:table-cell>
          <table:table-cell table:number-columns-repeated="2" office:value-type="float" office:value="25">
            <text:p>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table:style-name="ce2" office:value-type="string">
            <text:p>dai 20 ai 30</text:p>
          </table:table-cell>
          <table:table-cell office:value-type="string">
            <text:p>von 20 bis 30</text:p>
          </table:table-cell>
          <table:table-cell office:value-type="string">
            <text:p>from 20 to 30</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style-name="ce2" office:value-type="float" office:value="80">
            <text:p>80</text:p>
          </table:table-cell>
          <table:table-cell table:number-columns-repeated="2" office:value-type="float" office:value="80">
            <text:p>8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table:number-columns-repeated="2"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table:style-name="ce2"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style-name="ce2" office:value-type="string">
            <text:p>15 - 30</text:p>
          </table:table-cell>
          <table:table-cell table:number-columns-repeated="2"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table:style-name="ce2"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35</text:p>
          </table:table-cell>
          <table:table-cell table:number-columns-repeated="2" office:value-type="string">
            <text:p>25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25</text:p>
          </table:table-cell>
          <table:table-cell table:number-columns-repeated="2" office:value-type="string">
            <text:p>20 - 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35</text:p>
          </table:table-cell>
          <table:table-cell table:number-columns-repeated="2" office:value-type="string">
            <text:p>20 - 35</text:p>
          </table:table-cell>
          <table:table-cell office:value-type="string">
            <text:p>Rampa di accesso; Piattaforma elevatrice; Ingresso con gradini; Servizi igienici dedicati;</text:p>
          </table:table-cell>
          <table:table-cell office:value-type="string">
            <text:p>Zufahrtsrampe; Hebefläche; Eingang mit Stufen; behindertengerechte Toiletten;</text:p>
          </table:table-cell>
          <table:table-cell office:value-type="string">
            <text:p>Access ramp; platform lift; entrance with steps; disabled toilets;</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table:style-name="ce2"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tire da 6 euro</text:p>
          </table:table-cell>
          <table:table-cell office:value-type="string">
            <text:p>ab 6 euro</text:p>
          </table:table-cell>
          <table:table-cell office:value-type="string">
            <text:p>from 6 euro</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25</text:p>
          </table:table-cell>
          <table:table-cell table:number-columns-repeated="2" office:value-type="string">
            <text:p>20 - 25</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text:p>
          </table:table-cell>
          <table:table-cell office:value-type="string">
            <text:p>Zufahrtsrampe;</text:p>
          </table:table-cell>
          <table:table-cell office:value-type="string">
            <text:p>Access ramp;</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table:style-name="ce2"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DOLOMITI.jpg</text:p>
          </table:table-cell>
          <table:table-cell table:number-columns-repeated="3"/>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35</text:p>
          </table:table-cell>
          <table:table-cell table:number-columns-repeated="2" office:value-type="string">
            <text:p>2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style-name="ce2" office:value-type="float" office:value="20">
            <text:p>20</text:p>
          </table:table-cell>
          <table:table-cell table:number-columns-repeated="2" office:value-type="float" office:value="20">
            <text:p>20</text:p>
          </table:table-cell>
          <table:table-cell office:value-type="string">
            <text:p>Parcheggio; Ingresso con gradini;</text:p>
          </table:table-cell>
          <table:table-cell office:value-type="string">
            <text:p>Parkplatz; Eingang mit Stufen;</text:p>
          </table:table-cell>
          <table:table-cell office:value-type="string">
            <text:p>Car park; entrance with steps;</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number-columns-repeated="2" table:style-name="ce4" office:value-type="string">
            <text:p>10 - 12</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38_medium.jpg</text:p>
          </table:table-cell>
          <table:table-cell table:number-columns-repeated="3"/>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style-name="ce2" office:value-type="float" office:value="8">
            <text:p>8</text:p>
          </table:table-cell>
          <table:table-cell table:number-columns-repeated="2" office:value-type="float" office:value="8">
            <text:p>8</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ORDI-E-FUGGI.jpg</text:p>
          </table:table-cell>
          <table:table-cell table:number-columns-repeated="3"/>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15 - 50</text:p>
          </table:table-cell>
          <table:table-cell table:number-columns-repeated="2" table:style-name="ce4" office:value-type="string">
            <text:p>15 - 5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office:value-type="string">
            <text:p>10 - 12</text:p>
          </table:table-cell>
          <table:table-cell table:number-columns-repeated="2" table:style-name="ce4" office:value-type="string">
            <text:p>10 - 12</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text:p>
          </table:table-cell>
          <table:table-cell office:value-type="string">
            <text:p>Japanische und chinesische Spezialitäten</text:p>
          </table:table-cell>
          <table:table-cell office:value-type="string">
            <text:p>Japanese and Chinese specialities</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LOTO.jpg</text:p>
          </table:table-cell>
          <table:table-cell table:number-columns-repeated="3"/>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27/05/2014 12:00 AM +0100</text:p>
          </table:table-cell>
          <table:table-cell office:value-type="float" office:value="0">
            <text:p>0</text:p>
          </table:table-cell>
          <table:table-cell table:number-columns-repeated="989"/>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text:p>
          </table:table-cell>
          <table:table-cell office:value-type="string">
            <text:p>Japanische Spezialitäten</text:p>
          </table:table-cell>
          <table:table-cell office:value-type="string">
            <text:p>Japanese specialities</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style-name="ce2" office:value-type="float" office:value="25">
            <text:p>25</text:p>
          </table:table-cell>
          <table:table-cell table:number-columns-repeated="2" office:value-type="float" office:value="25">
            <text:p>25</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sushi_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 - 9 (primi); 12,50 - 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30 - 35</text:p>
          </table:table-cell>
          <table:table-cell table:number-columns-repeated="2" table:style-name="ce4" office:value-type="string">
            <text:p>3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 - 20</text:p>
          </table:table-cell>
          <table:table-cell table:number-columns-repeated="2" table:style-name="ce4" office:value-type="string">
            <text:p>15 - 20</text:p>
          </table:table-cell>
          <table:table-cell office:value-type="string">
            <text:p>Parcheggio; Rampa di accesso;</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SCO INCANTATO</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office:value-type="string">
            <text:p>25 - 35</text:p>
          </table:table-cell>
          <table:table-cell table:number-columns-repeated="2" table:style-name="ce4" office:value-type="string">
            <text:p>25 - 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25 - 40</text:p>
          </table:table-cell>
          <table:table-cell table:number-columns-repeated="2" table:style-name="ce4" office:value-type="string">
            <text:p>25 - 4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office:value-type="string">
            <text:p>25 - 50</text:p>
          </table:table-cell>
          <table:table-cell table:number-columns-repeated="2" table:style-name="ce4"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style-name="ce2" office:value-type="float" office:value="11">
            <text:p>11</text:p>
          </table:table-cell>
          <table:table-cell table:number-columns-repeated="2" office:value-type="float" office:value="11">
            <text:p>11</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 - 15 (pranzo); 15 - 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style-name="ce2" office:value-type="string">
            <text:p>12/05/00</text:p>
          </table:table-cell>
          <table:table-cell table:number-columns-repeated="2" office:value-type="string">
            <text:p>12/05/0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FURLANI.jpg</text:p>
          </table:table-cell>
          <table:table-cell table:number-columns-repeated="3"/>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Ingresso con gradini; Servizi igienici dedicati;</text:p>
          </table:table-cell>
          <table:table-cell office:value-type="string">
            <text:p>Parkplatz, Zufahrtsrampe, Hebefläche; Eingang mit Stufen; behindertengerechte Toiletten;</text:p>
          </table:table-cell>
          <table:table-cell office:value-type="string">
            <text:p>Car park; access ramp; platform lift; entrance with steps; disabled toilets;</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office:value-type="string">
            <text:p>20 - 40</text:p>
          </table:table-cell>
          <table:table-cell table:number-columns-repeated="2" table:style-name="ce4" office:value-type="string">
            <text:p>2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office:value-type="string">
            <text:p>15 - 50</text:p>
          </table:table-cell>
          <table:table-cell table:number-columns-repeated="2" table:style-name="ce4" office:value-type="string">
            <text:p>15 - 5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Servizi igienici dedicati;</text:p>
          </table:table-cell>
          <table:table-cell office:value-type="string">
            <text:p>Parkplatz; Zufahrtsrampe; Hebefläche; behindertengerechte Toiletten;</text:p>
          </table:table-cell>
          <table:table-cell office:value-type="string">
            <text:p>Car-park; access ramp; platform lift; disabled toilets;</text:p>
          </table:table-cell>
          <table:table-cell office:value-type="string">
            <text:p>CAPITOL-2.jpg</text:p>
          </table:table-cell>
          <table:table-cell table:number-columns-repeated="3"/>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text:p>
          </table:table-cell>
          <table:table-cell office:value-type="string">
            <text:p>Parkplatz;</text:p>
          </table:table-cell>
          <table:table-cell office:value-type="string">
            <text:p>Car park;</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table:style-name="ce2" office:value-type="string">
            <text:p>Pranzo da 6,00 a 10,00 - Cena da 10,00 a 25,00</text:p>
          </table:table-cell>
          <table:table-cell office:value-type="string">
            <text:p>Mittagstisch von 6.00 bis 10.00 - Abendessen von 10.00 bis 25.00</text:p>
          </table:table-cell>
          <table:table-cell office:value-type="string">
            <text:p>Lunch from 6.00 to 10.00 - Dinner from 10.00 to 25.0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office:value-type="string">
            <text:p>7,50 - 12</text:p>
          </table:table-cell>
          <table:table-cell table:number-columns-repeated="2" table:style-name="ce4" office:value-type="string">
            <text:p>7,5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number-columns-repeated="2" table:style-name="ce4" office:value-type="string">
            <text:p>1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office:value-type="string">
            <text:p>12 - 25</text:p>
          </table:table-cell>
          <table:table-cell table:number-columns-repeated="2" table:style-name="ce4" office:value-type="string">
            <text:p>12 - 25</text:p>
          </table:table-cell>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30</text:p>
          </table:table-cell>
          <table:table-cell table:number-columns-repeated="2" table:style-name="ce4" office:value-type="string">
            <text:p>20 - 25</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Antipasti 6,00 - 8,00 Primi 7,50 - 12,00 Secondi 9,00 - 20,00</text:p>
          </table:table-cell>
          <table:table-cell table:number-columns-repeated="2" table:style-name="ce4"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office:value-type="string">
            <text:p>20 - 25</text:p>
          </table:table-cell>
          <table:table-cell table:number-columns-repeated="2" table:style-name="ce4" office:value-type="string">
            <text:p>20 - 25</text:p>
          </table:table-cell>
          <table:table-cell office:value-type="string">
            <text:p>Parcheggio; Piattaforma elevatrice; Ingresso con gradini; Servizi igienici dedicati;</text:p>
          </table:table-cell>
          <table:table-cell office:value-type="string">
            <text:p>Parkplatz; Hebefläche; Eingang mit Stufen; behindertengerechte Toiletten;</text:p>
          </table:table-cell>
          <table:table-cell office:value-type="string">
            <text:p>Car-park; platform lift; entrance with steps; disabled toilets;</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office:value-type="string">
            <text:p>10 - 18</text:p>
          </table:table-cell>
          <table:table-cell table:number-columns-repeated="2" table:style-name="ce4"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6"/>
          <table:table-cell office:value-type="string">
            <text:p>LA-TERRAZZA.jpg</text:p>
          </table:table-cell>
          <table:table-cell table:number-columns-repeated="3"/>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table:number-columns-repeated="3"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13">
            <text:p>13</text:p>
          </table:table-cell>
          <table:table-cell table:number-columns-repeated="2" office:value-type="float" office:value="13">
            <text:p>13</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table:style-name="ce2"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 - 25; Pizzeria 10 - 15</text:p>
          </table:table-cell>
          <table:table-cell table:number-columns-repeated="2" table:style-name="ce4" office:value-type="string">
            <text:p>20 - 25; Pizzeria 10 - 15</text:p>
          </table:table-cell>
          <table:table-cell office:value-type="string">
            <text:p>Rampa di accesso; Ascensore; Servizi igienici dedicati;</text:p>
          </table:table-cell>
          <table:table-cell office:value-type="string">
            <text:p>Zufahrtsrampe; Aufzug; behindertengerechte Toiletten;</text:p>
          </table:table-cell>
          <table:table-cell office:value-type="string">
            <text:p>Access ramp; lift; disabled toilets;</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 - 30 (pasto completo)</text:p>
          </table:table-cell>
          <table:table-cell office:value-type="string">
            <text:p>25 - 30 (komplettes Essen)</text:p>
          </table:table-cell>
          <table:table-cell office:value-type="string">
            <text:p>25 - 30 (entire meal)</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 - 35 (bevande escluse)</text:p>
          </table:table-cell>
          <table:table-cell office:value-type="string">
            <text:p>25 - 35 (außer Getränke)</text:p>
          </table:table-cell>
          <table:table-cell office:value-type="string">
            <text:p>25 – 35 (drinks not included)</text:p>
          </table:table-cell>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office:value-type="string">
            <text:p>4 - 16</text:p>
          </table:table-cell>
          <table:table-cell table:number-columns-repeated="2" table:style-name="ce4" office:value-type="string">
            <text:p>4 - 16</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number-columns-repeated="2" table:style-name="ce4" office:value-type="string">
            <text:p>15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office:value-type="string">
            <text:p>15 - 25</text:p>
          </table:table-cell>
          <table:table-cell table:number-columns-repeated="2" table:style-name="ce4" office:value-type="string">
            <text:p>20 - 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candriai_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27/05/2014 16:00 AM +0100</text:p>
          </table:table-cell>
          <table:table-cell office:value-type="float" office:value="1">
            <text:p>1</text:p>
          </table:table-cell>
          <table:table-cell table:number-columns-repeated="989"/>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office:value-type="string">
            <text:p>20 - 25</text:p>
          </table:table-cell>
          <table:table-cell table:number-columns-repeated="2" table:style-name="ce4"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office:value-type="string">
            <text:p>20 - 25</text:p>
          </table:table-cell>
          <table:table-cell table:number-columns-repeated="2" table:style-name="ce4" office:value-type="string">
            <text:p>15 - 2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ELLAVISTA.jpg</text:p>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number-columns-repeated="2" table:style-name="ce4" office:value-type="string">
            <text:p>15 - 25 euro</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office:value-type="string">
            <text:p>15 - 20</text:p>
          </table:table-cell>
          <table:table-cell table:number-columns-repeated="2" table:style-name="ce4" office:value-type="string">
            <text:p>15 - 20</text:p>
          </table:table-cell>
          <table:table-cell office:value-type="string">
            <text:p>Parcheggio; Rampa di accesso; Ascensore; Ingresso con gradini; Servizi igienici dedicati;</text:p>
          </table:table-cell>
          <table:table-cell office:value-type="string">
            <text:p>Parkplatz: Zufahrtsrampe; Aufzug; Eingang mit Stufen; behindertengerechte Toiletten;</text:p>
          </table:table-cell>
          <table:table-cell office:value-type="string">
            <text:p>Car-park; access ramp; lift; entrance with steps; disabled toilets;</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text:p>
          </table:table-cell>
          <table:table-cell office:value-type="string">
            <text:p>11.30-15.00/18.00-23.00 Uhr</text:p>
          </table:table-cell>
          <table:table-cell office:value-type="string">
            <text:p>11.30am-3pm/6pm-11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35">
            <text:p>35</text:p>
          </table:table-cell>
          <table:table-cell table:number-columns-repeated="2" table:style-name="ce4" office:value-type="string">
            <text:p>15 - 25 euro</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text:p>
          </table:table-cell>
          <table:table-cell office:value-type="string">
            <text:p>Restaurant; Bierstube</text:p>
          </table:table-cell>
          <table:table-cell office:value-type="string">
            <text:p>Ristorante; pub</text:p>
          </table:table-cell>
          <table:table-cell office:value-type="string">
            <text:p>FORST</text:p>
          </table:table-cell>
          <table:table-cell office:value-type="string">
            <text:p>Via Oss Mazzurana 38, Trento</text:p>
          </table:table-cell>
          <table:table-cell office:value-type="string">
            <text:p>Via Oss Mazzurana 38, Trient, Italien</text:p>
          </table:table-cell>
          <table:table-cell office:value-type="string">
            <text:p>Via Oss Mazzurana 38, Trento Italy</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text:p>
          </table:table-cell>
          <table:table-cell office:value-type="string">
            <text:p>immer geöffnet</text:p>
          </table:table-cell>
          <table:table-cell office:value-type="string">
            <text:p>always open</text:p>
          </table:table-cell>
          <table:table-cell office:value-type="string">
            <text:p>15 - 25 euro</text:p>
          </table:table-cell>
          <table:table-cell table:number-columns-repeated="2" table:style-name="ce4" office:value-type="string">
            <text:p>15 - 25 euro</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2"/>
          <table:table-cell office:value-type="string">
            <text:p>Feeling.JPG</text:p>
          </table:table-cell>
          <table:table-cell table:number-columns-repeated="3"/>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28/05/2014 12:00 AM +0100</text:p>
          </table:table-cell>
          <table:table-cell office:value-type="float" office:value="1">
            <text:p>1</text:p>
          </table:table-cell>
          <table:table-cell table:number-columns-repeated="989"/>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27/05/2014 12:00 AM +0100</text:p>
          </table:table-cell>
          <table:table-cell office:value-type="float" office:value="1">
            <text:p>1</text:p>
          </table:table-cell>
          <table:table-cell table:number-columns-repeated="989"/>
        </table:table-row>
        <table:table-row table:style-name="ro1" table:number-rows-repeated="1048443">
          <table:table-cell table:number-columns-repeated="1024"/>
        </table:table-row>
        <table:table-row table:style-name="ro1">
          <table:table-cell table:number-columns-repeated="1024"/>
        </table:table-row>
      </table:table>
      <table:database-ranges>
        <table:database-range table:target-range-address="Foglio1.A1:Foglio1.AI132" table:display-filter-buttons="true">
          <table:filter>
            <table:filter-or>
              <table:filter-condition table:field-number="19" table:value="01/04/16" table:operator="="/>
              <table:filter-condition table:field-number="19" table:value="01/08/13" table:operator="="/>
              <table:filter-condition table:field-number="19" table:value="01/10/18" table:operator="="/>
              <table:filter-condition table:field-number="19" table:value="01/12/15" table:operator="="/>
              <table:filter-condition table:field-number="19" table:value="01/12/25" table:operator="="/>
              <table:filter-condition table:field-number="19" table:value="10/12/12" table:operator="="/>
              <table:filter-condition table:field-number="19" table:value="13-15 (pranzo), 15-30 (cena)" table:operator="="/>
              <table:filter-condition table:field-number="19" table:value="15-20"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5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5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5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4.17.1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Gabriele</meta:initial-creator>
    <dc:date>2014-05-28T14:17:17.72</dc:date>
    <meta:editing-cycles>27</meta:editing-cycles>
    <meta:editing-duration>PT4H48M4S</meta:editing-duration>
    <meta:document-statistic meta:table-count="1" meta:cell-count="3970" meta:object-count="0"/>
  </office:meta>
</office:document-meta>
</file>